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5.3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148.96pt"/>
    </style:style>
    <style:style style:name="co4" style:family="table-column">
      <style:table-column-properties fo:break-before="auto" style:column-width="335.25pt"/>
    </style:style>
    <style:style style:name="co5" style:family="table-column">
      <style:table-column-properties fo:break-before="auto" style:column-width="320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ed-display-B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 C2 C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9.0mm_W2.5mm_P5.0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2.0mm_W4.0mm_H2.8mm_FlatTop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D10 D11 D12 D13 D14 D15 D16 D17 D18 D19 D2 D20 D21 D22 D23 D24 D25 D26 D27 D28 D29 D3 D30 D31 D4 D5 D6 D7 D8 D9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THT:D_T-1_P2.54mm_Vertical_AnodeUp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x8100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470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1 SW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Connector_PinHeader_2.54mm:PinHeader_1x03_P2.54mm_Vertical</text:p>
          </table:table-cell>
          <table:table-cell/>
        </table:table-row>
        <table:table-row table:style-name="ro3">
          <table:table-cell office:value-type="string" calcext:value-type="string">
            <text:p>SW10 SW11 SW12 SW13 SW14 SW15 SW16 SW17 SW18 SW19 SW20 SW21 SW22 SW23 SW24 SW25 SW26 SW27 SW28 SW29 SW3 SW30 SW31 SW32 SW4 SW6 SW7 SW8 SW9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X1A-C1NW</text:p>
          </table:table-cell>
          <table:table-cell office:value-type="string" calcext:value-type="string">
            <text:p>Button_Switch_Keyboard:SW_Cherry_MX1A_1.00u_PCB</text:p>
          </table:table-cell>
          <table:table-cell/>
        </table:table-row>
        <table:table-row table:style-name="ro1">
          <table:table-cell office:value-type="string" calcext:value-type="string">
            <text:p>SW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1A-C1NW</text:p>
          </table:table-cell>
          <table:table-cell office:value-type="string" calcext:value-type="string">
            <text:p>Button_Switch_Keyboard:SW_Cherry_MX1A_2.00u_PCB</text:p>
          </table:table-cell>
          <table:table-cell/>
        </table:table-row>
        <table:table-row table:style-name="ro1">
          <table:table-cell office:value-type="string" calcext:value-type="string">
            <text:p>U1 U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M7218A</text:p>
          </table:table-cell>
          <table:table-cell office:value-type="string" calcext:value-type="string">
            <text:p>Package_DIP:DIP-28_W15.24mm_LongPads</text:p>
          </table:table-cell>
          <table:table-cell office:value-type="string" calcext:value-type="string">
            <text:p>https://datasheets.maximintegrated.com/en/ds/ICM7218-ICM7228.pdf</text:p>
          </table:table-cell>
        </table:table-row>
        <table:table-row table:style-name="ro1">
          <table:table-cell office:value-type="string" calcext:value-type="string">
            <text:p>U2 U3 U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Package_DIP:DIP-16_W7.62mm_LongPads</text:p>
          </table:table-cell>
          <table:table-cell office:value-type="string" calcext:value-type="string">
            <text:p>http://www.kingbrightusa.com/images/catalog/SPEC/CA56-12EWA.pdf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5T16:16:27.013852841</dc:date>
    <meta:editing-duration>PT21M57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